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25-11-0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25-09-2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25-06-23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24-11-07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24-09-10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24-07-1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24-03-2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23-10-1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23-08-2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23-04-1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23-02-0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22-10-2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22-08-1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22-05-02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22-02-09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21-04-20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21-03-0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20-12-0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20-09-08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20-04-08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20-02-04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9-09-1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9-06-2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9-03-1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8-12-1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8-09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8-06-1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7-09-25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7-03-21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6-12-0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6-09-2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6-06-0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6-02-2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5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5-09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5-06-25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5-03-25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4-12-0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4-09-16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4-06-24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4-04-0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3-09-1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3-07-0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3-03-1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2-11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2-08-2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2-06-26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2-03-0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1-11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1-09-12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1-06-1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1-03-0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0-12-0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0-08-26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0-06-1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10-03-0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9-12-0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9-09-1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9-06-04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9-03-1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8-12-0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8-08-2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8-05-0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8-02-1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7-11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7-08-27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7-06-07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7-02-2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6-12-14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6-07-25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6-05-01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2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0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7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7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7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7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7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7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78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7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7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7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32075452703</text:p>
          </table:table-cell>
          <table:table-cell office:value-type="string" calcext:value-type="string">
            <text:p>64K 12 SOW 108C</text:p>
          </table:table-cell>
          <table:table-cell office:value-type="string" calcext:value-type="string">
            <text:p>197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34" meta:object-count="0"/>
    <meta:user-defined meta:name="AppVersion">3.0</meta:user-defined>
  </office:meta>
</office:document-meta>
</file>